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I'm not even sure why we're here. You wanted to be here, that's reason enough. Shall we dedicate ourselves to art? There is no redemption, what's done is done, that's the beautiful thing about life. There are no take backs, and no amount of time slips will change that you have done what you have done.</text:p>
      <text:p text:style-name="Normal">Maybe slums are where dreams are born. You don't have one yet. You'd be strong with one. Well, that's what I think anyway. You lived a life of comfort, never having to do anything really tough, never going through hell on earth. Even now, and in the future, it'll be like that. What do we make of this knowledge? Who knows. I don't want to fuck up my entire life. Why do we always end up screwing up? Bad choices, that's why. Then how do we make good choices. By trying. Did you try earlier? Hardly.</text:p>
      <text:p text:style-name="Normal">You lack many things. Maybe that's what life is for, to grow to not lack those things. What for? Why would I do that? 'Because you can' is a good enough reason, isn't it? Yes, it is.</text:p>
      <text:p text:style-name="Normal">Oh... the sacrifices we'd need to make to make you happy. Sacrifices you're not willing to make. They'd mean to give up everything for art. And you don't have the willpower to do that, the determination. What if I told you that that's what it takes to have dreams? Dreaming of being the best, but to do that, you must yearn to be the best. What it'd take to dream. Dedication. Ah, something we sorely lack, dedication, determination. Earlier I said that you'd be strong with a dream. The thoughts I had to reach that conclusion were wrong, but the conclusion itself, I think it's right. Now I think that to have a dream, you must be strong in the first place. Reader, don't misinterpret my words: this is valid for me alone. Others will have their dreams born in different ways. Others.</text:p>
      <text:p text:style-name="Normal">What it takes to have a dream. Will you save this file? I initially intended for it to be a throwaway. Who knows. Who knows. Dedicating ourselves to the art. The great art of words.</text:p>
      <text:p text:style-name="Normal">What it'd take. No, making half-baked promises about coming back to the things you love won't cut it. It'd take a real goodbye. It'd take you focusing. Why are you convinced of that? Dunno. My subconscious, and everything engraved in it, that's why I guess.</text:p>
      <text:p text:style-name="Normal">You have moods, and moods change. Constantly. You won't feel like writing. You won't feel like imagining, you'll feel like playing, you'll feel like relaxing. What does it matter? Let's worry about that when the time comes. </text:p>
      <text:p text:style-name="Normal">Hah! As if you were ready to say goodbye. What it'd take, you don't have it. Even now, you wish to run, you wish to go back to YouTube and watch comforting clips of Hololive. What it takes to have dreams. To give it all up. To give it all up forever. And to only have the hope that one day, what you love comes back to you, that you meet it on the road. On your road. Do you have what it takes? That was a trick question: it doesn't matter. Because you only have now. And if not now, when? Tomorrow? Buddy, don't you know that tomorrow never comes? It will always wave at you from the distance, it will never come to you. You only have now. So, let me ask you: do you have what it takes?</text:p>
      <text:p text:style-name="Normal">Yes, the trick question again. Alright, let me ask you the real question: will you give up everything you love, everything you want, in order to become the best writer of all times? Will you give up your current feelings, throw away your comforts, your pleasures, and everything that makes life bearable to hunt for elusive dreams? </text:p>
      <text:p text:style-name="Normal">The best ever. Is that really what you want? Not really, but it can be our dream. I'm not sure myself what I want, but I... I believe that chasing for that objective will give me what I want. So far, the closest we've been able to describe what we want is “I want everyone to have a good time”, so let's chase for that. It's elusive, it's... I don't understand it, but I feel that this is the right thing to do. To give up everything. And I mean, everything. To dedicate myself to writing. Actually, not quite everything. We'll keep studying. We'll keep being a functioning member of society. But we'll... exit the rabbit hole. Hololive. Ah, I really don't wanna. Yeah, you really don't want to. What will we do in our free time then? Think about writing. Ahah, as if we'd be able to do that. Indeed, everything is impossible, until it's done. I don't wish to abandon Hololive. I know. There are lots of things you don't want to give up on.</text:p>
      <text:p text:style-name="Normal">Really, do we have to? That's the worst, isn't it? We don't really have to, do we? Oh, we do. We have to. </text:p>
      <text:p text:style-name="Normal">On our backs, we'll have nothing more than hopes that they will come meet us. </text:p>
      <text:p text:style-name="Normal">Then, why the fuck would I bother keeping on learning Japanese? I've gotten so far on my own, I can speak it, and why the fuck would I keep on learning it then? It'll be painful, it'll just remind us of what we've abandoned. I don't think I'm ready yet. I don't have what it takes... I'll come to hate writing.</text:p>
      <text:p text:style-name="Normal">We're sacrificing our current selves, will it even be worth it? It's all a gamble, we lose everything to fail?</text:p>
      <text:p text:style-name="Normal">It hurts. I don't want to do it.</text:p>
      <text:p text:style-name="Normal">What will we even gain? </text:p>
      <text:p text:style-name="Normal"/>
      <text:p text:style-name="Normal">I'm aware. Of the fact that if we try to do things half-assedly, we'll still be great, we'll likely succeed, it just won't quite be what we want. If we have them by our side, in the end, I'll have been complacent, a bit.</text:p>
      <text:p text:style-name="Normal">I was right to avoid that rabbit hole before I'd entered it, I knew it'd take me whole. I knew I'd love it. And I love it. I do. So now, we only have the hope that what we love will come meet us, somewhere along the way. I just hope I won't grow lonely, that'd be troublesome.</text:p>
      <text:p text:style-name="Normal">あのさ、良かったなぁと思う。ホロライブは今、栄えている。はあちゃまも帰ってきた。</text:p>
      <text:p text:style-name="Normal">みんなが元気の時で僕が去るのはよかったなぁと思う。</text:p>
      <text:p text:style-name="Normal">See? I think my Japanese got to a pretty good level.</text:p>
      <text:p text:style-name="Normal">...I really don't wanna do this. I don't. To lose touch with them, to having nothing more than hope, it's painful to imagine. Ahah, I saw a notification of a Nenechi clip just now... I don't wanna.</text:p>
      <text:p text:style-name="Normal"/>
      <text:p text:style-name="Normal">Hope is the most beautiful thing in the world, in my opinion. More so than love. That's why I'm using it as the title for these stories, that's why it's an underlying theme in my stories. Starting now, hope is all we have. Hopefully, in the future, we'll have something more. A little more.</text:p>
      <text:p text:style-name="Normal"/>
      <text:p text:style-name="Normal">Ah, I understand the reason why you believe what you believe. In short, for this to work, you think that you need to have writing monopolize your feelings. I wonder if things will work out that way.</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